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tyle="normal" style:text-underline-style="solid" style:text-underline-width="auto" style:text-underline-color="font-color"/>
    </style:style>
    <style:style style:name="T3" style:family="text">
      <style:text-properties fo:font-style="normal" style:text-underline-style="none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Object Oriented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We live in a world of objects</text:p>
              </text:list-item>
            </text:list>
            <text:list text:style-name="L2">
              <text:list-item>
                <text:p text:style-name="P5">Why not use objects as abstraction for software?</text:p>
              </text:list-item>
            </text:list>
            <text:list text:style-name="L2">
              <text:list-item>
                <text:p text:style-name="P5">OO began in 1960's, wide adoption only after 20 years</text:p>
              </text:list-item>
            </text:list>
            <text:list text:style-name="L2">
              <text:list-item>
                <text:p text:style-name="P5">OO is slowly replacing classical software develpment approaches</text:p>
              </text:list-item>
            </text:list>
            <text:list text:style-name="L2">
              <text:list-item>
                <text:list>
                  <text:list-item>
                    <text:p text:style-name="P6">why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Advantages of OO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" text:style-name="P5">Reuse of software components</text:p>
              </text:list-item>
            </text:list>
            <text:list text:style-name="L2">
              <text:list-item>
                <text:list>
                  <text:list-item>
                    <text:p text:style-name="P6">Leads to faster development and higher quality programs</text:p>
                  </text:list-item>
                </text:list>
              </text:list-item>
            </text:list>
            <text:list text:style-name="L2">
              <text:list-item>
                <text:p text:style-name="P5">Easier to maintain because it structure is highly decoupled</text:p>
              </text:list-item>
            </text:list>
            <text:list text:style-name="L2">
              <text:list-item>
                <text:list>
                  <text:list-item>
                    <text:p text:style-name="P6">Fewer side effects, less frustration</text:p>
                  </text:list-item>
                </text:list>
              </text:list-item>
            </text:list>
            <text:list text:style-name="L2">
              <text:list-item>
                <text:p text:style-name="P5">OO systems are easier to adapt and easier to sca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Paradigm</text:p>
          </draw:text-box>
        </draw:frame>
        <draw:frame presentation:style-name="pr4" draw:text-style-name="P5" draw:layer="layout" svg:width="25.199cm" svg:height="14.207cm" svg:x="1.4cm" svg:y="4.914cm" presentation:class="outline" presentation:user-transformed="true">
          <draw:text-box>
            <text:list text:style-name="L2">
              <text:list-item>
                <text:p text:style-name="P5">Term 'object-oriented' used to denote development of software using OOPL</text:p>
              </text:list-item>
            </text:list>
            <text:list text:style-name="L2">
              <text:list-item>
                <text:p text:style-name="P5">Best paradigm is evolutionary and component assembly</text:p>
              </text:list-item>
            </text:list>
            <text:list text:style-name="L2">
              <text:list-item>
                <text:list>
                  <text:list-item>
                    <text:p text:style-name="P6">Classes are looked up in a libr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classes not fou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bject-oriented analysis (OO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bject-oriented design (OO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bject-oriented programming (OOP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bject-oriented testing (OO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4.766cm" svg:x="1.4cm" svg:y="4.914cm" presentation:class="outline" presentation:user-transformed="true">
          <draw:text-box>
            <text:list text:style-name="L2">
              <text:list-item>
                <text:p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style-name="P6">Rose is an <text:span text:style-name="T2">instance</text:span> of a <text:span text:style-name="T2">class</text:span> Fl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set of generic <text:span text:style-name="T2">attributes</text:span><text:span text:style-name="T3"> can be associated with every object in the class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name,color, scent, shape, leng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Cost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Since Rose is a </text:span><text:span text:style-name="T2">member</text:span><text:span text:style-name="T3"> of Flower, it has all the attributes of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Once the class has been defined, new instances can be created, each having the attributes of the origin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Operations/actions</text:span><text:span text:style-name="T3"> can be performed on every object in the class-modify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Water, display, arrange, cut,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Tras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ach </text:span><text:span text:style-name="T2">object</text:span><text:span text:style-name="T3"> is said to </text:span><text:span text:style-name="T2">encapsulate</text:span><text:span text:style-name="T3"> both attributes and oper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Packaged under one name, and can be reused as one specification or program compon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lasses and Objects</text:p>
          </draw:text-box>
        </draw:frame>
        <draw:frame presentation:style-name="pr4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style-name="P5">A good design should exhibit data and procedural abstractions that lead to effective modularity</text:p>
              </text:list-item>
            </text:list>
            <text:list text:style-name="L2">
              <text:list-item>
                <text:p text:style-name="P5">A <text:span text:style-name="T4">class</text:span> encapsulates the data and procedural abstractions that are required to describe the content and behavior of some real world entity</text:p>
              </text:list-item>
            </text:list>
            <text:list text:style-name="L2">
              <text:list-item>
                <text:p text:style-name="P5">A class is a generalized description (template, pattern,blueprint) that describes a collection of similar objec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ttributes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" text:style-name="P5">Data content is represented by a data dictionary</text:p>
              </text:list-item>
            </text:list>
            <text:list text:style-name="L2">
              <text:list-item>
                <text:p text:id="id4" text:style-name="P5">Originally, structured analysis was used for data processing applications, but extensions are now available</text:p>
              </text:list-item>
            </text:list>
            <text:list text:style-name="L2">
              <text:list-item>
                <text:p text:id="id5" text:style-name="P5">Structured analysis is supported by a variety of CAS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office:forms form:automatic-focus="false" form:apply-design-mode="false"/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0T22:13:22</dc:date>
    <meta:print-date>2008-02-04T07:26:42</meta:print-date>
    <dc:language>de-DE</dc:language>
    <meta:editing-cycles>1957</meta:editing-cycles>
    <meta:editing-duration>P1DT22H1M23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